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359" officeooo:paragraph-rsid="00101359"/>
    </style:style>
    <style:style style:name="P2" style:family="paragraph" style:parent-style-name="Standard">
      <style:text-properties officeooo:rsid="00117add" officeooo:paragraph-rsid="00117add"/>
    </style:style>
    <style:style style:name="P3" style:family="paragraph" style:parent-style-name="Standard" style:list-style-name="L1">
      <style:text-properties officeooo:rsid="00101359" officeooo:paragraph-rsid="00101359"/>
    </style:style>
    <style:style style:name="P4" style:family="paragraph" style:parent-style-name="Standard" style:list-style-name="L2">
      <style:text-properties officeooo:rsid="00101359" officeooo:paragraph-rsid="00101359"/>
    </style:style>
    <style:style style:name="P5" style:family="paragraph" style:parent-style-name="Standard" style:list-style-name="L3">
      <style:text-properties officeooo:rsid="00101359" officeooo:paragraph-rsid="00101359"/>
    </style:style>
    <style:style style:name="P6" style:family="paragraph" style:parent-style-name="Standard" style:list-style-name="L4">
      <style:text-properties officeooo:rsid="00101359" officeooo:paragraph-rsid="00101359"/>
    </style:style>
    <style:style style:name="P7" style:family="paragraph" style:parent-style-name="Standard">
      <style:text-properties fo:font-style="normal" officeooo:rsid="00117add" officeooo:paragraph-rsid="00117add" style:font-style-asian="normal" style:font-style-complex="normal"/>
    </style:style>
    <style:style style:name="P8" style:family="paragraph" style:parent-style-name="Standard" style:list-style-name="L5">
      <style:text-properties fo:font-style="normal" officeooo:rsid="00117add" officeooo:paragraph-rsid="00117add" style:font-style-asian="normal" style:font-style-complex="normal"/>
    </style:style>
    <style:style style:name="P9" style:family="paragraph" style:parent-style-name="Standard" style:list-style-name="L6">
      <style:text-properties fo:font-style="normal" officeooo:rsid="00117add" officeooo:paragraph-rsid="00117add" style:font-style-asian="normal" style:font-style-complex="normal"/>
    </style:style>
    <style:style style:name="P10" style:family="paragraph" style:parent-style-name="Standard" style:list-style-name="L6">
      <style:text-properties officeooo:rsid="00117add" officeooo:paragraph-rsid="00117add"/>
    </style:style>
    <style:style style:name="P11" style:family="paragraph" style:parent-style-name="Standard" style:list-style-name="L1">
      <style:text-properties officeooo:rsid="0012c214" officeooo:paragraph-rsid="0012c21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cb5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.cfg:</text:p>
      <text:p text:style-name="P2">Each config item here is required unless noted otherwise. Invalid vales are likely to cause the program to fail.</text:p>
      <text:p text:style-name="P1"/>
      <text:p text:style-name="P1">Section [General]:</text:p>
      <text:list xml:id="list3273609057" text:style-name="L1">
        <text:list-item>
          <text:p text:style-name="P3">logs_to_keep: Will delete the oldest log(s) when this number is exceeded.</text:p>
        </text:list-item>
        <text:list-item>
          <text:p text:style-name="P11">local_mode: if <text:span text:style-name="T5">true</text:span><text:span text:style-name="T6">, the program will (attempt to) run using local files. Good for, say, USB stick. </text:span><text:span text:style-name="T7">Only works in ./default_configs</text:span></text:p>
        </text:list-item>
        <text:list-item>
          <text:p text:style-name="P11"><text:span text:style-name="T6">logging_level: The numeric level for logging to use. Default is 20 (info). See </text:span><text:a xlink:type="simple" xlink:href="https://docs.python.org/3/library/logging.html" text:style-name="Internet_20_link" text:visited-style-name="Visited_20_Internet_20_Link"><text:span text:style-name="T6">https://docs.python.org/3/library/logging.html</text:span></text:a><text:span text:style-name="T6"> – </text:span><text:span text:style-name="T7">only works in ./default_configs</text:span></text:p>
        </text:list-item>
      </text:list>
      <text:p text:style-name="P1"/>
      <text:p text:style-name="P1">Section [Generators]:</text:p>
      <text:list xml:id="list22314835379363" text:continue-numbering="true" text:style-name="L1">
        <text:list-item>
          <text:p text:style-name="P3">max_cr: Maximum CR of the generators. Will reject any number higher than this.</text:p>
        </text:list-item>
        <text:list-item>
          <text:p text:style-name="P3">default_generator: The default hoard generator to use. Make sure this generator exists!</text:p>
        </text:list-item>
      </text:list>
      <text:p text:style-name="P1"/>
      <text:p text:style-name="P1">Section [Folders]:</text:p>
      <text:p text:style-name="P1"><text:tab/>Each of these is the folder name, not full path, to the designated item.</text:p>
      <text:list xml:id="list2793912941" text:style-name="L2">
        <text:list-item>
          <text:p text:style-name="P4">hoard_name_folder: Folder for hoard name data files</text:p>
        </text:list-item>
        <text:list-item>
          <text:p text:style-name="P4">item_folder: Folder for item generator data files (Base items, effects, etc)</text:p>
        </text:list-item>
        <text:list-item>
          <text:p text:style-name="P4">treasure_folder: Folder for treasure generator data files</text:p>
        </text:list-item>
        <text:list-item>
          <text:p text:style-name="P4">static_folder: Folder for static (premade) item selector data files.</text:p>
        </text:list-item>
        <text:list-item>
          <text:p text:style-name="P4">spell_folder: Folder for spell data files</text:p>
        </text:list-item>
        <text:list-item>
          <text:p text:style-name="P4">pdf_fonts: Folder for the fonts used in the PDF saver</text:p>
        </text:list-item>
        <text:list-item>
          <text:p text:style-name="P4">save_folder: Default folder for saving hoards.</text:p>
        </text:list-item>
      </text:list>
      <text:p text:style-name="P1"/>
      <text:p text:style-name="P1">Section [Treasuregen]</text:p>
      <text:list xml:id="list1848368095" text:style-name="L3">
        <text:list-item>
          <text:p text:style-name="P5">max_tries: Maximum number of times it'll try to select a category that fits the filter. If there's a lot of categories, this should be increased.</text:p>
        </text:list-item>
      </text:list>
      <text:p text:style-name="P1"/>
      <text:p text:style-name="P1">Section [PDF]</text:p>
      <text:p text:style-name="P1">Fonts: A single font can be used multiple times.</text:p>
      <text:list xml:id="list3854281206" text:style-name="L4">
        <text:list-item>
          <text:p text:style-name="P6">font_name: The name of the font used. This largely doesn't matter, but feels good.</text:p>
        </text:list-item>
        <text:list-item>
          <text:p text:style-name="P6">font_regular: The filename of the font used for regular text.</text:p>
        </text:list-item>
        <text:list-item>
          <text:p text:style-name="P6">font_bold: The filename of the font used for bold text.</text:p>
        </text:list-item>
        <text:list-item>
          <text:p text:style-name="P6">font_italic: The filename of the font used for italic text</text:p>
        </text:list-item>
        <text:list-item>
          <text:p text:style-name="P6">font_bold_italic: The filename of the font used for bold <text:span text:style-name="T1">and</text:span><text:span text:style-name="T2"> italic text.</text:span></text:p>
        </text:list-item>
      </text:list>
      <text:p text:style-name="P7">Other info</text:p>
      <text:list xml:id="list4279345061" text:style-name="L5">
        <text:list-item>
          <text:p text:style-name="P8">size_step: Number of points (float) the font size for the title and subtitle will be reduced each try until they fit.</text:p>
        </text:list-item>
        <text:list-item>
          <text:p text:style-name="P8">title_size: Size of the title, in points.</text:p>
        </text:list-item>
        <text:list-item>
          <text:p text:style-name="P8">subtitle_size: Size of the subtitle, in points</text:p>
        </text:list-item>
        <text:list-item>
          <text:p text:style-name="P8">text_size: Size of standard text, in points</text:p>
        </text:list-item>
        <text:list-item>
          <text:p text:style-name="P8">min_lines: Minimum number of lines for an item. Defaults to 3 if not included, and an absolute minimum of 3.</text:p>
        </text:list-item>
        <text:list-item>
          <text:p text:style-name="P8">indent: First line indent of second and later paragraphs, in inches. Some items may not use this.</text:p>
        </text:list-item>
      </text:list>
      <text:p text:style-name="P7"/>
      <text:p text:style-name="P7">Section [UI]</text:p>
      <text:list xml:id="list1477378177" text:style-name="L6">
        <text:list-item>
          <text:p text:style-name="P9">font_family: The font family to try. If it's not found in the system fonts, defaults to Arial. Should work if not included but I'm not sure.</text:p>
        </text:list-item>
        <text:list-item>
          <text:p text:style-name="P9"><text:soft-page-break/>title_font_size: The size of the main title in the UI window, in points</text:p>
        </text:list-item>
        <text:list-item>
          <text:p text:style-name="P9">heading_font_size: The size of headers used in a few places, in points</text:p>
        </text:list-item>
        <text:list-item>
          <text:p text:style-name="P9">standard_font_size: The size of most text, in points</text:p>
        </text:list-item>
        <text:list-item>
          <text:p text:style-name="P9">small_font_size: The size of the smallest text, in points.</text:p>
        </text:list-item>
        <text:list-item>
          <text:p text:style-name="P10"><text:span text:style-name="T2">center_warning_on_window: If </text:span><text:span text:style-name="T3">true</text:span><text:span text:style-name="T4">, will center any warning windows on the program window. If </text:span><text:span text:style-name="T3">false</text:span><text:span text:style-name="T4">, will center them on the primary monito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son LeClare</meta:initial-creator>
    <meta:creation-date>2021-03-27T23:42:52.913000000</meta:creation-date>
    <dc:date>2021-03-28T02:23:13.981000000</dc:date>
    <dc:creator>Jason LeClare</dc:creator>
    <meta:editing-duration>PT55M32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467" meta:character-count="2765" meta:non-whitespace-character-count="2367"/>
  </office:meta>
</office:document-meta>
</file>